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3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P1" style:family="paragraph">
      <loext:graphic-properties draw:fill="solid" draw:fill-color="#999999"/>
      <style:paragraph-properties fo:text-align="center"/>
    </style:style>
    <style:style style:name="P2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999cm" svg:height="6.743cm" svg:x="2cm" svg:y="2.125cm" svg:viewBox="0 0 6000 6744" svg:d="M2856 5983c1138 61 2618-907 2531-2408-88-1502-863-3032-2263-2836s-2350 1276-2502 3003c-153 1727 1097 2180 2234 2241zM5997 3161c80 1857-1168 3409-3148 3569-1980 159-2975-1073-2836-2988 138-1915 1489-3543 3211-3727 1721-183 2693 1290 2773 3146z">
          <text:p/>
        </draw:path>
        <draw:path draw:style-name="gr2" draw:text-style-name="P2" draw:layer="layout" svg:width="2.592cm" svg:height="2.224cm" draw:transform="rotate (-0.438601241026175) translate (4.6850522500762cm -0.7325531553789cm)" svg:viewBox="0 0 2593 2225" svg:d="M1799 1998c590-350 823-1216 791-1730s-672-177-658 88 80 670-402 972c-483 301-832-7-1083-163s-661 529-312 810c348 282 1073 373 1664 23z">
          <text:p/>
        </draw:path>
        <draw:path draw:style-name="gr3" draw:text-style-name="P2" draw:layer="layout" svg:width="0.903cm" svg:height="0.661cm" draw:transform="rotate (-2.15757602131539) translate (4.7359911071038cm 0.584615103832301cm)" svg:viewBox="0 0 904 662" svg:d="M527 644c137-64 329-219 367-368 35-139-27-185-184-242-156-57-351-32-459-3-277 72-309 187-173 370 136 181 313 308 449 243z">
          <text:p/>
        </draw:path>
        <draw:path draw:style-name="gr4" draw:text-style-name="P2" draw:layer="layout" svg:width="0.903cm" svg:height="0.661cm" draw:transform="rotate (-2.15757602131539) translate (7.10299110710379cm 0.358615103832299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4:40:28.973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4"/>
  </office:meta>
</office:document-meta>
</file>